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381" officeooo:paragraph-rsid="0000f3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I export the Bill of Material from LibreOffice Calc as a PDF file:</text:p>
      <text:p text:style-name="P1"/>
      <text:p text:style-name="P1">In the top menu bar click “Format”.</text:p>
      <text:p text:style-name="P1"/>
      <text:p text:style-name="P1">From the dropdown select “Page”.</text:p>
      <text:p text:style-name="P1"/>
      <text:p text:style-name="P1">In the popup select the “Page” tab.</text:p>
      <text:p text:style-name="P1"/>
      <text:p text:style-name="P1">*Fill in the values as described below:</text:p>
      <text:p text:style-name="P1"><text:tab/>Width: 12.00”</text:p>
      <text:p text:style-name="P1"><text:tab/>Height: 8.50”</text:p>
      <text:p text:style-name="P1"><text:tab/>Orientation: Landscape</text:p>
      <text:p text:style-name="P1"><text:tab/>All Margins: 0.50”</text:p>
      <text:p text:style-name="P1"/>
      <text:p text:style-name="P1">Click the OK button at the bottom of the popup to confirm your settings.</text:p>
      <text:p text:style-name="P1"/>
      <text:p text:style-name="P1">In the top menu bar click “File”.</text:p>
      <text:p text:style-name="P1"/>
      <text:p text:style-name="P1">From the dropdown select “Export as PDF...”</text:p>
      <text:p text:style-name="P1"/>
      <text:p text:style-name="P1">A save prompt should appear which will allow you to choose a save location.</text:p>
      <text:p text:style-name="P1"/>
      <text:p text:style-name="P1"/>
      <text:p text:style-name="P1"/>
      <text:p text:style-name="P1"/>
      <text:p text:style-name="P1"/>
      <text:p text:style-name="P1"/>
      <text:p text:style-name="P1">*This formatting is subject to change and is not a standardized format. You’re welcome to use this as a starting point and change things as you feel incl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20-05-29T22:10:39.377000000</dc:date>
    <meta:editing-duration>PT2S</meta:editing-duration>
    <meta:editing-cycles>1</meta:editing-cycles>
    <meta:document-statistic meta:table-count="0" meta:image-count="0" meta:object-count="0" meta:page-count="1" meta:paragraph-count="14" meta:word-count="119" meta:character-count="662" meta:non-whitespace-character-count="553"/>
  </office:meta>
</office:document-meta>
</file>